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ebSocketHandler.handleTransportError( WebSocketSession session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WebSocketHandler.handleTextMessage( WebSocketSession session , Text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WebSocketHandler.supportsPartial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SocketHandler.handleBinaryMessage( WebSocketSession session , Binary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WebSocketHandler.handleMessage( WebSocketSession session , WebSocketMessage &lt; ? &gt;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WebSocketHandler.handlePongMessage( WebSocketSession session , Pong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WebSocketHandler.afterConnectionEstablished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WebSocketHandler.afterConnectionClosed( WebSocketSession session , Close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